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11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75024" calcext:value-type="float">
            <text:p>-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9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20744" calcext:value-type="float">
            <text:p>-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8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068" calcext:value-type="float">
            <text:p>-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7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48304" calcext:value-type="float">
            <text:p>-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6-1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7448" calcext:value-type="float">
            <text:p>-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5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33064" calcext:value-type="float">
            <text:p>-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4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94024" calcext:value-type="float">
            <text:p>-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3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70808" calcext:value-type="float">
            <text:p>-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2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63416" calcext:value-type="float">
            <text:p>-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5-02-0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37152" calcext:value-type="float">
            <text:p>-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12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116" calcext:value-type="float">
            <text:p>-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11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26128" calcext:value-type="float">
            <text:p>-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10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79824" calcext:value-type="float">
            <text:p>-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9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7528" calcext:value-type="float">
            <text:p>-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6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35272" calcext:value-type="float">
            <text:p>-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5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51808" calcext:value-type="float">
            <text:p>-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4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17112" calcext:value-type="float">
            <text:p>-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3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06672" calcext:value-type="float">
            <text:p>-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2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1432" calcext:value-type="float">
            <text:p>-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4-01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0304" calcext:value-type="float">
            <text:p>-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12-1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58112" calcext:value-type="float">
            <text:p>-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11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29888" calcext:value-type="float">
            <text:p>-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10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43248" calcext:value-type="float">
            <text:p>-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9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5544" calcext:value-type="float">
            <text:p>-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8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57904" calcext:value-type="float">
            <text:p>-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7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73144" calcext:value-type="float">
            <text:p>-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6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21912" calcext:value-type="float">
            <text:p>-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5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40784" calcext:value-type="float">
            <text:p>-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4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9448" calcext:value-type="float">
            <text:p>-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3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02456" calcext:value-type="float">
            <text:p>-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3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51808" calcext:value-type="float">
            <text:p>-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3-01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812768" calcext:value-type="float">
            <text:p>-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12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85336" calcext:value-type="float">
            <text:p>-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11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83456" calcext:value-type="float">
            <text:p>-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10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95648" calcext:value-type="float">
            <text:p>-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9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89552" calcext:value-type="float">
            <text:p>-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9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5752" calcext:value-type="float">
            <text:p>-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7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3832" calcext:value-type="float">
            <text:p>-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6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87088" calcext:value-type="float">
            <text:p>-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5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138904" calcext:value-type="float">
            <text:p>-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4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74312" calcext:value-type="float">
            <text:p>-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3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57776" calcext:value-type="float">
            <text:p>-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2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74896" calcext:value-type="float">
            <text:p>-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2-01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91888" calcext:value-type="float">
            <text:p>-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12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63872" calcext:value-type="float">
            <text:p>-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11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79112" calcext:value-type="float">
            <text:p>-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10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44288" calcext:value-type="float">
            <text:p>-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09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80864" calcext:value-type="float">
            <text:p>-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08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42408" calcext:value-type="float">
            <text:p>-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04" calcext:value-type="float">
            <text:p>-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04" calcext:value-type="float">
            <text:p>-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2212" calcext:value-type="float">
            <text:p>-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164" calcext:value-type="float">
            <text:p>-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1356" calcext:value-type="float">
            <text:p>-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04" calcext:value-type="float">
            <text:p>-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526" calcext:value-type="float">
            <text:p>-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78" calcext:value-type="float">
            <text:p>-1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6116" calcext:value-type="float">
            <text:p>-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6972" calcext:value-type="float">
            <text:p>-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3068" calcext:value-type="float">
            <text:p>-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9164" calcext:value-type="float">
            <text:p>-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8496" calcext:value-type="float">
            <text:p>-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4592" calcext:value-type="float">
            <text:p>-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764" calcext:value-type="float">
            <text:p>-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0688" calcext:value-type="float">
            <text:p>-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5072" calcext:value-type="float">
            <text:p>-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4216" calcext:value-type="float">
            <text:p>-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7264" calcext:value-type="float">
            <text:p>-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0.1168" calcext:value-type="float">
            <text:p>-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8308" calcext:value-type="float">
            <text:p>-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3736" calcext:value-type="float">
            <text:p>-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4404" calcext:value-type="float">
            <text:p>-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9832" calcext:value-type="float">
            <text:p>-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05" calcext:value-type="float">
            <text:p>-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9.2024" calcext:value-type="float">
            <text:p>-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8976" calcext:value-type="float">
            <text:p>-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288" calcext:value-type="float">
            <text:p>-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7.6784" calcext:value-type="float">
            <text:p>-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24609104210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6.1544" calcext:value-type="float">
            <text:p>-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" meta:object-count="0"/>
    <meta:user-defined meta:name="AppVersion">3.0</meta:user-defined>
  </office:meta>
</office:document-meta>
</file>